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f4b7fe"/>
    </style:style>
    <style:style style:name="P4" style:family="paragraph" style:parent-style-name="Heading_20_2">
      <style:text-properties style:font-name="David CLM" officeooo:paragraph-rsid="06ff5336" style:font-name-complex="David CLM"/>
    </style:style>
    <style:style style:name="P5" style:family="paragraph" style:parent-style-name="Heading_20_2">
      <style:text-properties officeooo:paragraph-rsid="06853da4"/>
    </style:style>
    <style:style style:name="P6" style:family="paragraph" style:parent-style-name="Heading_20_2">
      <style:text-properties officeooo:paragraph-rsid="06ff5336"/>
    </style:style>
    <style:style style:name="P7" style:family="paragraph" style:parent-style-name="Heading_20_2">
      <style:text-properties officeooo:paragraph-rsid="06b30e6b"/>
    </style:style>
    <style:style style:name="P8" style:family="paragraph" style:parent-style-name="Standard">
      <style:text-properties style:font-name="David CLM" officeooo:rsid="06eaff85" officeooo:paragraph-rsid="06f4b7fe" style:font-name-complex="David CLM"/>
    </style:style>
    <style:style style:name="P9" style:family="paragraph" style:parent-style-name="Standard">
      <style:text-properties style:font-name="David CLM" officeooo:rsid="06eaff85" officeooo:paragraph-rsid="06ff5336" style:font-name-complex="David CLM"/>
    </style:style>
    <style:style style:name="P10" style:family="paragraph" style:parent-style-name="Standard">
      <style:text-properties style:font-name="David CLM" officeooo:paragraph-rsid="06f045a7" style:font-name-complex="David CLM"/>
    </style:style>
    <style:style style:name="P11" style:family="paragraph" style:parent-style-name="Standard">
      <style:text-properties style:font-name="David CLM" officeooo:paragraph-rsid="06e350b0" style:font-name-complex="David CLM"/>
    </style:style>
    <style:style style:name="P12" style:family="paragraph" style:parent-style-name="Standard">
      <style:text-properties style:font-name="David CLM" fo:language="en" fo:country="US" officeooo:rsid="06fdbfe6" officeooo:paragraph-rsid="06fb42e5" style:font-size-asian="10.5pt" style:font-name-complex="David CLM" style:font-weight-complex="normal"/>
    </style:style>
    <style:style style:name="P13" style:family="paragraph" style:parent-style-name="Standard">
      <style:text-properties style:font-name="David CLM" fo:language="en" fo:country="US" officeooo:rsid="06f045a7" officeooo:paragraph-rsid="06f045a7" style:font-size-asian="10.5pt" style:font-name-complex="David CLM" style:font-weight-complex="normal"/>
    </style:style>
    <style:style style:name="P14" style:family="paragraph" style:parent-style-name="Standard">
      <style:text-properties style:font-name="David CLM" fo:language="en" fo:country="US" officeooo:rsid="06f4b7fe" officeooo:paragraph-rsid="06f4b7fe" style:font-name-complex="David CLM"/>
    </style:style>
    <style:style style:name="P15" style:family="paragraph" style:parent-style-name="Standard">
      <style:text-properties style:font-name="David CLM" fo:language="en" fo:country="US" officeooo:rsid="06fb42e5" officeooo:paragraph-rsid="06fb42e5" style:font-name-complex="David CLM"/>
    </style:style>
    <style:style style:name="P16" style:family="paragraph" style:parent-style-name="Standard">
      <style:text-properties style:font-name="David CLM" officeooo:rsid="070f5ecc" officeooo:paragraph-rsid="07135a92" style:font-size-asian="10.5pt" style:font-name-complex="David CLM" style:font-weight-complex="normal"/>
    </style:style>
    <style:style style:name="P17" style:family="paragraph" style:parent-style-name="Standard">
      <style:text-properties officeooo:paragraph-rsid="06fb42e5"/>
    </style:style>
    <style:style style:name="P18" style:family="paragraph" style:parent-style-name="Standard">
      <style:text-properties officeooo:paragraph-rsid="07038f35"/>
    </style:style>
    <style:style style:name="P19" style:family="paragraph" style:parent-style-name="Standard">
      <style:text-properties officeooo:paragraph-rsid="06ff5336"/>
    </style:style>
    <style:style style:name="P20" style:family="paragraph" style:parent-style-name="Standard">
      <style:text-properties officeooo:paragraph-rsid="07135a92"/>
    </style:style>
    <style:style style:name="P21" style:family="paragraph" style:parent-style-name="Text_20_body">
      <style:paragraph-properties fo:line-height="100%"/>
      <style:text-properties style:font-name="David CLM" officeooo:rsid="04af6545" officeooo:paragraph-rsid="06674392" style:font-name-complex="David CLM"/>
    </style:style>
    <style:style style:name="P22" style:family="paragraph" style:parent-style-name="Text_20_body">
      <style:text-properties style:font-name="David CLM" officeooo:paragraph-rsid="06d96135" style:font-name-complex="David CLM"/>
    </style:style>
    <style:style style:name="P23" style:family="paragraph" style:parent-style-name="Text_20_body">
      <style:text-properties officeooo:rsid="0700a0f9" officeooo:paragraph-rsid="0700a0f9"/>
    </style:style>
    <style:style style:name="P24" style:family="paragraph" style:parent-style-name="Text_20_body">
      <style:text-properties officeooo:rsid="0700a0f9" officeooo:paragraph-rsid="070161b8"/>
    </style:style>
    <style:style style:name="P25" style:family="paragraph" style:parent-style-name="Text_20_body">
      <style:paragraph-properties fo:text-align="start" style:justify-single-word="false" style:writing-mode="lr-tb"/>
      <style:text-properties style:font-name="David CLM" officeooo:rsid="06d96135" officeooo:paragraph-rsid="06d96135" style:font-name-complex="David CLM"/>
    </style:style>
    <style:style style:name="P26" style:family="paragraph" style:parent-style-name="Heading_20_1">
      <style:paragraph-properties fo:line-height="100%"/>
      <style:text-properties style:font-name="David CLM" officeooo:paragraph-rsid="04af6545" style:font-name-complex="David CLM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8fae3"/>
    </style:style>
    <style:style style:name="T4" style:family="text">
      <style:text-properties fo:color="#000000" fo:font-size="12pt" fo:font-style="normal" fo:font-weight="normal" officeooo:rsid="06b8fe2e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fo:font-size="12pt" fo:font-style="normal" fo:font-weight="normal" officeooo:rsid="06f21fac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David CLM" fo:font-size="12pt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" style:family="text">
      <style:text-properties fo:color="#000000" style:font-name="David CLM" fo:font-size="12pt" fo:font-style="normal" fo:font-weight="normal" officeooo:rsid="06ca6841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" style:family="text">
      <style:text-properties fo:color="#000000" style:font-name="David CLM" fo:font-size="12pt" fo:font-style="normal" fo:font-weight="normal" officeooo:rsid="06eaf03a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9" style:family="text">
      <style:text-properties fo:color="#000000" style:font-name="David CLM" fo:font-size="12pt" fo:font-style="normal" fo:font-weight="normal" officeooo:rsid="06eaff85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" style:family="text">
      <style:text-properties fo:color="#000000" style:font-name="David CLM" fo:font-size="12pt" fo:font-style="normal" fo:font-weight="normal" officeooo:rsid="07135a9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1" style:family="text">
      <style:text-properties fo:color="#000000" style:font-name="David CLM" fo:font-size="12pt" fo:language="en" fo:country="US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2" style:family="text">
      <style:text-properties fo:color="#000000" style:font-name="David CLM" fo:font-size="12pt" fo:language="en" fo:country="US" fo:font-style="normal" fo:font-weight="normal" officeooo:rsid="06f4b7f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3" style:family="text">
      <style:text-properties officeooo:rsid="04af6545"/>
    </style:style>
    <style:style style:name="T14" style:family="text">
      <style:text-properties officeooo:rsid="06d96135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6f4b7fe"/>
    </style:style>
    <style:style style:name="T17" style:family="text">
      <style:text-properties fo:language="en" fo:country="US" fo:font-weight="bold" officeooo:rsid="06f045a7" style:font-size-asian="10.5pt" style:font-weight-asian="bold" style:font-weight-complex="bold"/>
    </style:style>
    <style:style style:name="T18" style:family="text">
      <style:text-properties fo:language="en" fo:country="US" officeooo:rsid="06f045a7" style:font-size-asian="10.5pt" style:font-weight-complex="normal"/>
    </style:style>
    <style:style style:name="T19" style:family="text">
      <style:text-properties fo:language="en" fo:country="US" officeooo:rsid="06fb42e5"/>
    </style:style>
    <style:style style:name="T20" style:family="text">
      <style:text-properties fo:font-weight="bold" officeooo:rsid="06f4b7fe" style:font-weight-asian="bold" style:font-weight-complex="bold"/>
    </style:style>
    <style:style style:name="T21" style:family="text">
      <style:text-properties officeooo:rsid="06f4b7fe"/>
    </style:style>
    <style:style style:name="T22" style:family="text">
      <style:text-properties fo:font-size="21pt" fo:font-weight="bold" officeooo:rsid="06c4cd14" style:font-name-asian="Noto Sans CJK SC Regular" style:font-size-asian="18.2000007629395pt" style:font-weight-asian="bold" style:font-size-complex="21pt" style:font-weight-complex="bold"/>
    </style:style>
    <style:style style:name="T23" style:family="text">
      <style:text-properties officeooo:rsid="06ee30c7" style:font-size-asian="10.5pt" style:font-weight-complex="normal"/>
    </style:style>
    <style:style style:name="T24" style:family="text">
      <style:text-properties officeooo:rsid="06e30a42" style:font-size-asian="10.5pt" style:font-weight-complex="normal"/>
    </style:style>
    <style:style style:name="T25" style:family="text">
      <style:text-properties officeooo:rsid="06e350b0" style:font-size-asian="10.5pt" style:font-weight-complex="normal"/>
    </style:style>
    <style:style style:name="T26" style:family="text">
      <style:text-properties officeooo:rsid="068311cf" style:font-size-asian="10.5pt" style:font-weight-complex="normal"/>
    </style:style>
    <style:style style:name="T27" style:family="text">
      <style:text-properties officeooo:rsid="06f045a7" style:font-size-asian="10.5pt" style:font-weight-complex="normal"/>
    </style:style>
    <style:style style:name="T28" style:family="text">
      <style:text-properties officeooo:rsid="06eff713" style:font-size-asian="10.5pt" style:font-weight-complex="normal"/>
    </style:style>
    <style:style style:name="T29" style:family="text">
      <style:text-properties officeooo:rsid="06f71db4"/>
    </style:style>
    <style:style style:name="T30" style:family="text">
      <style:text-properties style:font-name="David CLM" style:font-name-complex="David CLM"/>
    </style:style>
    <style:style style:name="T31" style:family="text">
      <style:text-properties style:font-name="David CLM" officeooo:rsid="06eaff85" style:font-name-complex="David CLM"/>
    </style:style>
    <style:style style:name="T32" style:family="text">
      <style:text-properties style:font-name="David CLM" officeooo:rsid="05735d0c" style:font-name-complex="David CLM"/>
    </style:style>
    <style:style style:name="T33" style:family="text">
      <style:text-properties style:font-name="David CLM" officeooo:rsid="0608ccd7" style:font-name-complex="David CLM"/>
    </style:style>
    <style:style style:name="T34" style:family="text">
      <style:text-properties style:font-name="David CLM" officeooo:rsid="07135a92" style:font-name-complex="David CLM"/>
    </style:style>
    <style:style style:name="T35" style:family="text">
      <style:text-properties style:font-name="David CLM" fo:language="en" fo:country="US" officeooo:rsid="06f4b7fe" style:font-name-complex="David CLM"/>
    </style:style>
    <style:style style:name="T36" style:family="text">
      <style:text-properties style:font-name="David CLM" fo:language="en" fo:country="US" officeooo:rsid="06f9931c" style:font-name-complex="David CLM"/>
    </style:style>
    <style:style style:name="T37" style:family="text">
      <style:text-properties style:font-name="David CLM" fo:language="en" fo:country="US" officeooo:rsid="06fb42e5" style:font-name-complex="David CLM"/>
    </style:style>
    <style:style style:name="T38" style:family="text">
      <style:text-properties style:font-name="David CLM" fo:language="en" fo:country="US" officeooo:rsid="06fca7ff" style:font-name-complex="David CLM"/>
    </style:style>
    <style:style style:name="T39" style:family="text">
      <style:text-properties style:font-name="David CLM" fo:language="en" fo:country="US" officeooo:rsid="06fdbfe6" style:font-name-complex="David CLM"/>
    </style:style>
    <style:style style:name="T40" style:family="text">
      <style:text-properties style:font-name="David CLM" fo:language="en" fo:country="US" officeooo:rsid="07038f35" style:font-name-complex="David CLM"/>
    </style:style>
    <style:style style:name="T41" style:family="text">
      <style:text-properties style:font-name="David CLM" fo:language="en" fo:country="US" officeooo:rsid="070823ae" style:font-name-complex="David CLM"/>
    </style:style>
    <style:style style:name="T42" style:family="text">
      <style:text-properties style:font-name="David CLM" fo:language="en" fo:country="US" officeooo:rsid="0709fe42" style:font-name-complex="David CLM"/>
    </style:style>
    <style:style style:name="T43" style:family="text">
      <style:text-properties style:font-name="David CLM" fo:language="en" fo:country="US" officeooo:rsid="070a88b6" style:font-name-complex="David CLM"/>
    </style:style>
    <style:style style:name="T44" style:family="text">
      <style:text-properties style:font-name="David CLM" fo:language="en" fo:country="US" officeooo:rsid="070b97e2" style:font-name-complex="David CLM"/>
    </style:style>
    <style:style style:name="T45" style:family="text">
      <style:text-properties style:font-name="David CLM" fo:language="en" fo:country="US" officeooo:rsid="06fb42e5" style:font-size-asian="10.5pt" style:font-name-complex="David CLM" style:font-weight-complex="normal"/>
    </style:style>
    <style:style style:name="T46" style:family="text">
      <style:text-properties style:font-name="David CLM" fo:language="en" fo:country="US" officeooo:rsid="06fdbfe6" style:font-size-asian="10.5pt" style:font-name-complex="David CLM" style:font-weight-complex="normal"/>
    </style:style>
    <style:style style:name="T47" style:family="text">
      <style:text-properties style:font-name="David CLM" fo:language="en" fo:country="US" officeooo:rsid="07038f35" style:font-size-asian="10.5pt" style:font-name-complex="David CLM" style:font-weight-complex="normal"/>
    </style:style>
    <style:style style:name="T48" style:family="text">
      <style:text-properties style:font-name="David CLM" fo:language="en" fo:country="US" officeooo:rsid="070823ae" style:font-size-asian="10.5pt" style:font-name-complex="David CLM" style:font-weight-complex="normal"/>
    </style:style>
    <style:style style:name="T49" style:family="text">
      <style:text-properties style:font-name="David CLM" fo:language="en" fo:country="US" officeooo:rsid="070b97e2" style:font-size-asian="10.5pt" style:font-name-complex="David CLM" style:font-weight-complex="normal"/>
    </style:style>
    <style:style style:name="T50" style:family="text">
      <style:text-properties style:font-name="David CLM" fo:language="en" fo:country="US" officeooo:rsid="070f5820" style:font-size-asian="10.5pt" style:font-name-complex="David CLM" style:font-weight-complex="normal"/>
    </style:style>
    <style:style style:name="T51" style:family="text">
      <style:text-properties style:font-name="David CLM" fo:language="en" fo:country="US" officeooo:rsid="0695d5d1" style:font-size-asian="10.5pt" style:font-name-complex="David CLM" style:font-weight-complex="normal"/>
    </style:style>
    <style:style style:name="T52" style:family="text">
      <style:text-properties style:font-name="David CLM" fo:language="en" fo:country="US" officeooo:rsid="06f66595" style:font-size-asian="10.5pt" style:font-name-complex="David CLM" style:font-weight-complex="normal"/>
    </style:style>
    <style:style style:name="T53" style:family="text">
      <style:text-properties style:font-name="David CLM" officeooo:rsid="06f21fac" style:font-size-asian="10.5pt" style:font-name-complex="David CLM" style:font-weight-complex="normal"/>
    </style:style>
    <style:style style:name="T54" style:family="text">
      <style:text-properties style:font-name="David CLM" officeooo:rsid="070f5ecc" style:font-size-asian="10.5pt" style:font-name-complex="David CLM" style:font-weight-complex="normal"/>
    </style:style>
    <style:style style:name="T55" style:family="text">
      <style:text-properties style:font-name="David CLM" officeooo:rsid="07135a92" style:font-size-asian="10.5pt" style:font-name-complex="David CLM" style:font-weight-complex="normal"/>
    </style:style>
    <style:style style:name="T56" style:family="text">
      <style:text-properties style:font-name="David CLM" officeooo:rsid="07149425" style:font-size-asian="10.5pt" style:font-name-complex="David CLM" style:font-weight-complex="normal"/>
    </style:style>
    <style:style style:name="T57" style:family="text">
      <style:text-properties style:font-name="David CLM" officeooo:rsid="0714f4d8" style:font-size-asian="10.5pt" style:font-name-complex="David CLM" style:font-weight-complex="normal"/>
    </style:style>
    <style:style style:name="T58" style:family="text">
      <style:text-properties style:font-name="David CLM" officeooo:rsid="0717863b" style:font-size-asian="10.5pt" style:font-name-complex="David CLM" style:font-weight-complex="normal"/>
    </style:style>
    <style:style style:name="T59" style:family="text">
      <style:text-properties officeooo:rsid="070161b8"/>
    </style:style>
    <style:style style:name="T60" style:family="text">
      <style:text-properties officeooo:rsid="0715b7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1">מטלה</text:span><text:span text:style-name="T13"> –</text:span><text:span text:style-name="T2"> חלוק</text:span><text:span text:style-name="T22">ה מיטבית של</text:span><text:span text:style-name="T2"> חפצים בדידים</text:span></text:h>
      <text:p text:style-name="P21">יש לענות על שאלה אחת לבחירתכם. <text:s/><text:span text:style-name="T3">שאלות המסומנות בכוכבית (*) מזכות בניקוד כפול.</text:span></text:p>
      <text:p text:style-name="P3"><text:span text:style-name="T51">שאלה </text:span><text:span text:style-name="T11">1</text:span><text:span text:style-name="T51">: </text:span><text:span text:style-name="T52">חיפוש במרחב המצבים - </text:span><text:span text:style-name="T12">כללי גיזום משופרים</text:span></text:p>
      <text:p text:style-name="P8">א. <text:span text:style-name="T21">נתונה בעיית חלוקה אגליטרית של חפצים בין ארבעה שחקנים עם הערכות </text:span><text:span text:style-name="T20">זהות</text:span><text:span text:style-name="T21">. הציעו כלל גיזום </text:span><text:span text:style-name="T29">משופר,</text:span><text:span text:style-name="T21"> שיכול להקטין את מספר המצבים פי </text:span><text:span text:style-name="T16">24. </text:span><text:span text:style-name="T19">הוכיחו שהכלל נכון.</text:span></text:p>
      <text:p text:style-name="P14"/>
      <text:p text:style-name="P17"><text:span text:style-name="T35">ב. </text:span><text:span text:style-name="T36">בהרצאה </text:span><text:span text:style-name="T45">הראינו </text:span><text:span text:style-name="T36">חסם אופטימי, הנותן את כל החפצים שנשארו לכל השחקנים יחד. </text:span><text:span text:style-name="T37">נניח שהערכים מנורמלים, כך שסכום ערכי כל </text:span><text:span text:style-name="T45">החפצים בעיני כל שחקן </text:span><text:span text:style-name="T37">הוא V. אז במצב ההתחלתי, החסם שהראינו נותן ערך אופטימי V. הוכיחו שבמצב ההתחלתי ישנו חסם אופטימי </text:span><text:span text:style-name="T46">משופר</text:span><text:span text:style-name="T37">, שערכו V/n </text:span><text:span text:style-name="T43">(</text:span><text:span text:style-name="T44">אם </text:span><text:span text:style-name="T50">לא ברור לכם</text:span><text:span text:style-name="T44"> מה צריך להוכיח, </text:span><text:span text:style-name="T49">קראו שוב את </text:span><text:span text:style-name="T43">ההגדרה של חסם אופטימי).</text:span></text:p>
      <text:p text:style-name="P15"/>
      <text:p text:style-name="P18"><text:span text:style-name="T37">* ג. </text:span><text:span text:style-name="T47">הסבירו איך אפשר לחשב </text:span><text:span text:style-name="T37">את החסם האופטימי </text:span><text:span text:style-name="T39">המשופר </text:span><text:span text:style-name="T37">של סעיף ב </text:span><text:span text:style-name="T48">למצב כלשהו (ל</text:span><text:span text:style-name="T37">א רק למצב ההתחלתי</text:span><text:span text:style-name="T41">)</text:span><text:span text:style-name="T37">.</text:span><text:span text:style-name="T40"> </text:span><text:span text:style-name="T38">הוכיחו </text:span><text:span text:style-name="T41">שהאלגוריתם שכתבתם </text:span><text:span text:style-name="T38">אכן נותן </text:span><text:span text:style-name="T41">תמיד </text:span><text:span text:style-name="T38">חסם אופטימ</text:span><text:span text:style-name="T42">י, ושהחסם הזה אכן טוב יותר מהחסם המקורי.</text:span></text:p>
      <text:p text:style-name="P12"/>
      <text:p text:style-name="P5"><text:span text:style-name="T30">שאלה </text:span><text:span text:style-name="T6">2</text:span><text:span text:style-name="T30">: </text:span><text:span text:style-name="T7">חיפוש במרחב המצבים - </text:span><text:span text:style-name="T8">תיכנות</text:span></text:p>
      <text:p text:style-name="P23">א. כתבו תוכנית בפייתון, המבצעת חיפוש במרחב המצבים לבעיית חלוקת חפצים <text:span text:style-name="T60">אגליטרית</text:span> בין שני שחקנים עם הערכות זהות. ניתן לבצע את החיפוש בסדר <text:span text:style-name="T15">BFS או DFS לבחירתכם – הסבירו מה בדיוק עשיתם.</text:span></text:p>
      <text:p text:style-name="P24">* ב. <text:span text:style-name="T59">ממשו כלל גיזום אחד כלשהו לבחירתכם. </text:span>בדקו את מספר המצבים שהתוכנית שלכם מחשבת, <text:span text:style-name="T59">עם ובלי הגיזום.</text:span></text:p>
      <text:p text:style-name="P7"><text:span text:style-name="T30">* שאלה </text:span><text:span text:style-name="T6">3</text:span><text:span text:style-name="T30">: </text:span><text:span text:style-name="T53">אלגוריתם הרשימה – יחס קירוב מדוייק יותר</text:span></text:p>
      <text:p text:style-name="P22"><text:span text:style-name="T14">הוכיחו: יחס הקירוב של אלגוריתם הרשימה בחלוק</text:span><text:span text:style-name="T23">ת מטלות</text:span><text:span text:style-name="T14"> ל-n שחקנים הוא לכל היותר:</text:span></text:p>
      <text:p text:style-name="P25">2 – 1/n</text:p>
      <text:p text:style-name="P6"><text:span text:style-name="T32">שאלה </text:span><text:span text:style-name="T6">4</text:span><text:span text:style-name="T33">: </text:span><text:span text:style-name="T9">האלגוריתם החמדני – </text:span><text:span text:style-name="T10">יחס קירוב על קלט אקראי</text:span></text:p>
      <text:p text:style-name="P9">לצורך השאלה, השיגו מימוש של האלגוריתם החמדני מהאינטרנט, או תכנתו אותו בעצמכם – זה קל.</text:p>
      <text:p text:style-name="P19"/>
      <text:p text:style-name="P20"><text:span text:style-name="T34">א. </text:span><text:span text:style-name="T31">הריצו את האלגוריתם על בעיות אקראיות של חלוקת </text:span><text:span text:style-name="T54">מטלות </text:span><text:span text:style-name="T58">אגליטרית</text:span><text:span text:style-name="T54">, </text:span><text:span text:style-name="T55">עם מספר חפצים שונה ומספר שחקנים שונה. חשבו </text:span><text:span text:style-name="T56">בכל הרצה </text:span><text:span text:style-name="T55">את יחס הקירוב של האלגוריתם החמדני.</text:span></text:p>
      <text:p text:style-name="P16"/>
      <text:p text:style-name="P20"><text:span text:style-name="T54">ב. </text:span><text:span text:style-name="T56">ציירו גרף של יחס הקירוב כפונקציה של מספר החפצים, </text:span><text:span text:style-name="T57">עבור 2, 3, 4 שחקנים. נסו להתאים פונקציה לגרף – מהי הפונקציה הקרובה ביותר שקיבלתם?</text:span></text:p>
      <text:p text:style-name="P4">* שאלה <text:span text:style-name="T4">5: </text:span><text:span text:style-name="T5">האלגוריתם החמדני – יחס קירוב הדוק</text:span></text:p>
      <text:p text:style-name="P10"><text:span text:style-name="T24">הוכיחו, שלכל n, </text:span><text:span text:style-name="T25">קיימת</text:span><text:span text:style-name="T26"> בעיית חלוקת מטלות עם n שחקנים, שבה </text:span><text:span text:style-name="T27">יחס הקירוב של האלגוריתם החמדני הוא בדיוק </text:span><text:span text:style-name="T17">3n/(4n-1)</text:span><text:span text:style-name="T18">.</text:span></text:p>
      <text:p text:style-name="P13"/>
      <text:p text:style-name="P11"><text:span text:style-name="T25">רמז: </text:span><text:span text:style-name="T28">ה</text:span><text:span text:style-name="T25">דוגמה </text:span><text:span text:style-name="T28">שראינו בהרצאה מתאימה ל- </text:span><text:span text:style-name="T25">n=4, נסו להכליל את הדוגמה לכל 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2-11-21T12:27:30.761136398</dc:date>
    <meta:editing-duration>P12DT3H46M41S</meta:editing-duration>
    <meta:editing-cycles>1630</meta:editing-cycles>
    <dc:creator>Erel Segal-Halevi</dc:creator>
    <meta:document-statistic meta:table-count="0" meta:image-count="0" meta:object-count="0" meta:page-count="1" meta:paragraph-count="21" meta:word-count="348" meta:character-count="1901" meta:non-whitespace-character-count="1565"/>
  </office:meta>
</office:document-meta>
</file>